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officeooo:rsid="001dbe4b" officeooo:paragraph-rsid="001dbe4b"/>
    </style:style>
    <style:style style:name="P2" style:family="paragraph" style:parent-style-name="Standard">
      <style:text-properties style:font-name="Arial1" officeooo:rsid="001f4b3c" officeooo:paragraph-rsid="001f4b3c"/>
    </style:style>
    <style:style style:name="P3" style:family="paragraph" style:parent-style-name="Standard" style:list-style-name="L1">
      <style:text-properties style:font-name="Arial1" officeooo:rsid="00213b35" officeooo:paragraph-rsid="00213b35"/>
    </style:style>
    <style:style style:name="P4" style:family="paragraph" style:parent-style-name="Standard" style:list-style-name="L1">
      <style:text-properties style:font-name="Arial1" officeooo:rsid="0022605b" officeooo:paragraph-rsid="0022605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uda de Pesquisa é uma lista para auxiliar o prenchimento de um de uma campo da tabela.</text:p>
      <text:p text:style-name="P2">Para fazer primeiro.</text:p>
      <text:list xml:id="list844735809" text:style-name="L1">
        <text:list-item>
          <text:p text:style-name="P3">Criar uma Tabela Referenciando para disponibilização dos possíveis campos</text:p>
        </text:list-item>
        <text:list-item>
          <text:p text:style-name="P4">Linkar uma chave Extenar, lembre-se o campo a ser prenchido não pode ser chave, mas a tabela que irá disponibilizar os valores sim.</text:p>
        </text:list-item>
        <text:list-item>
          <text:p text:style-name="P4">Criar nas se11 Ajudade Pesquisa e Linkar a Tabela de Referencia</text:p>
        </text:list-item>
        <text:list-item>
          <text:p text:style-name="P4">Dentro da Estrutura de dados responsável pelo prenchimento dos campos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6:43:38.527000000</meta:creation-date>
    <dc:date>2023-06-20T17:12:58.506000000</dc:date>
    <meta:editing-duration>PT7H48M24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7" meta:word-count="78" meta:character-count="449" meta:non-whitespace-character-count="382"/>
  </office:meta>
</office:document-meta>
</file>